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0852" officeooo:paragraph-rsid="00030852"/>
    </style:style>
    <style:style style:name="P2" style:family="paragraph" style:parent-style-name="Standard">
      <style:text-properties officeooo:rsid="00035d17" officeooo:paragraph-rsid="00035d17"/>
    </style:style>
    <style:style style:name="P3" style:family="paragraph" style:parent-style-name="Standard">
      <style:text-properties officeooo:rsid="00035d17" officeooo:paragraph-rsid="00087908"/>
    </style:style>
    <style:style style:name="P4" style:family="paragraph" style:parent-style-name="Standard">
      <style:text-properties officeooo:rsid="0004f7fe" officeooo:paragraph-rsid="00035d17"/>
    </style:style>
    <style:style style:name="P5" style:family="paragraph" style:parent-style-name="Standard">
      <style:text-properties officeooo:rsid="0004f7fe" officeooo:paragraph-rsid="0004f7fe"/>
    </style:style>
    <style:style style:name="P6" style:family="paragraph" style:parent-style-name="Standard">
      <style:text-properties officeooo:rsid="0005d150" officeooo:paragraph-rsid="0005d150"/>
    </style:style>
    <style:style style:name="P7" style:family="paragraph" style:parent-style-name="Standard">
      <style:text-properties officeooo:rsid="000756a1" officeooo:paragraph-rsid="000756a1"/>
    </style:style>
    <style:style style:name="P8" style:family="paragraph" style:parent-style-name="Standard">
      <style:text-properties officeooo:rsid="0007a9c6" officeooo:paragraph-rsid="0007a9c6"/>
    </style:style>
    <style:style style:name="P9" style:family="paragraph" style:parent-style-name="Standard">
      <style:text-properties officeooo:rsid="0007a9c6" officeooo:paragraph-rsid="00087908"/>
    </style:style>
    <style:style style:name="P10" style:family="paragraph" style:parent-style-name="Standard">
      <style:text-properties officeooo:rsid="0009d796" officeooo:paragraph-rsid="0009d796"/>
    </style:style>
    <style:style style:name="P11" style:family="paragraph" style:parent-style-name="Standard">
      <style:text-properties officeooo:rsid="000abf50" officeooo:paragraph-rsid="000abf50"/>
    </style:style>
    <style:style style:name="T1" style:family="text">
      <style:text-properties officeooo:rsid="000879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QUE</text:p>
      <text:p text:style-name="P1"/>
      <text:p text:style-name="P1"><text:tab/>WEBSITE 0000000001 : <text:a xlink:type="simple" xlink:href="http://info.cern.ch/hypertext/WWW/TheProject.html">http://info.cern.ch/hypertext/WWW/TheProject.html</text:a></text:p>
      <text:p text:style-name="P1"><text:tab/></text:p>
      <text:p text:style-name="P1"><text:tab/>W3C TOOLS : <text:a xlink:type="simple" xlink:href="http://www.w3.org/developers/tools">http://www.w3.org/developers/tools</text:a></text:p>
      <text:p text:style-name="P1"/>
      <text:p text:style-name="P1">25 ANNEES</text:p>
      <text:p text:style-name="P1"/>
      <text:p text:style-name="P1"><text:tab/><text:a xlink:type="simple" xlink:href="https://www.w3.org/History/1994/WWW/Journals/CACM/screensnap2_24c.gif">https://www.w3.org/History/1994/WWW/Journals/CACM/screensnap2_24c.gif</text:a></text:p>
      <text:p text:style-name="P1"/>
      <text:p text:style-name="P1"><text:tab/><text:a xlink:type="simple" xlink:href="https://en.wikipedia.org/wiki/ViolaWWW#/media/File:ViolaWWW.png">https://en.wikipedia.org/wiki/ViolaWWW#/media/File:ViolaWWW.png</text:a></text:p>
      <text:p text:style-name="P1"><text:tab/></text:p>
      <text:p text:style-name="P7">PAGE WEB</text:p>
      <text:p text:style-name="P7"/>
      <text:p text:style-name="P7"><text:tab/>CSS : <text:a xlink:type="simple" xlink:href="http://meiert.com/en/indices/css-properties/">http://meiert.com/en/indices/css-properties/</text:a></text:p>
      <text:p text:style-name="P7"><text:tab/>HTML : <text:s/><text:a xlink:type="simple" xlink:href="http://meiert.com/en/indices/html-elements/">http://meiert.com/en/indices/html-elements/</text:a></text:p>
      <text:p text:style-name="P7"/>
      <text:p text:style-name="P7"><text:tab/>CANIUSE </text:p>
      <text:p text:style-name="P7"/>
      <text:p text:style-name="P1"><text:tab/></text:p>
      <text:p text:style-name="P1">USAGE DES NAVIGATEURS</text:p>
      <text:p text:style-name="P1"><text:tab/><text:a xlink:type="simple" xlink:href="http://d2brer6wwumtdu.cloudfront.net/wp-content/uploads/2015/08/09095940/world-map-web-browser-internet-explorer-chrome.jpg">http://d2brer6wwumtdu.cloudfront.net/wp-content/uploads/2015/08/09095940/world-map-web-browser-internet-explorer-chrome.jpg</text:a></text:p>
      <text:p text:style-name="P1"><text:tab/></text:p>
      <text:p text:style-name="P1"><text:tab/>MOTEURS DE NAVIGATEURS</text:p>
      <text:p text:style-name="P1"><text:tab/><text:a xlink:type="simple" xlink:href="https://en.wikipedia.org/wiki/Comparison_of_web_browser_engines">https://en.wikipedia.org/wiki/Comparison_of_web_browser_engines</text:a></text:p>
      <text:p text:style-name="P1"><text:tab/></text:p>
      <text:p text:style-name="P1"><text:tab/></text:p>
      <text:p text:style-name="P1"><text:tab/>GOUVERNANCE </text:p>
      <text:p text:style-name="P1"><text:tab/><text:tab/><text:tab/><text:a xlink:type="simple" xlink:href="https://upload.wikimedia.org/wikipedia/commons/thumb/e/ed/Who-Runs-the-Internet-graphic.png/1920px-Who-Runs-the-Internet-graphic.png">https://upload.wikimedia.org/wikipedia/commons/thumb/e/ed/Who-Runs-the-Internet-graphic.png/1920px-Who-Runs-the-Internet-graphic.png</text:a></text:p>
      <text:p text:style-name="P1"/>
      <text:p text:style-name="P1"/>
      <text:p text:style-name="P1"/>
      <text:p text:style-name="P1"/>
      <text:p text:style-name="P4">OBJECTS</text:p>
      <text:p text:style-name="P4"/>
      <text:p text:style-name="P5">DATE : <text:a xlink:type="simple" xlink:href="http://www.w3schools.com/js/js_date_methods.asp">http://www.w3schools.com/js/js_date_methods.asp</text:a></text:p>
      <text:p text:style-name="P5"/>
      <text:p text:style-name="P5">MATH : <text:a xlink:type="simple" xlink:href="http://www.w3schools.com/js/js_math.asp">http://www.w3schools.com/js/js_math.asp</text:a></text:p>
      <text:p text:style-name="P5"/>
      <text:p text:style-name="P5">STRING <text:a xlink:type="simple" xlink:href="http://www.w3schools.com/js/js_string_methods.asp">http://www.w3schools.com/js/js_string_methods.asp</text:a></text:p>
      <text:p text:style-name="P5"/>
      <text:p text:style-name="P5">NAVIGATOR : <text:s/><text:a xlink:type="simple" xlink:href="http://www.w3schools.com/jsref/obj_navigator.asp">http://www.w3schools.com/jsref/obj_navigator.asp</text:a></text:p>
      <text:p text:style-name="P5"/>
      <text:p text:style-name="P6">WINDOW : <text:a xlink:type="simple" xlink:href="http://www.w3schools.com/jsref/obj_window.asp">http://www.w3schools.com/jsref/obj_window.asp</text:a></text:p>
      <text:p text:style-name="P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EVENTS</text:p>
      <text:p text:style-name="P8"><text:tab/>DOM 0 1 2 : </text:p>
      <text:p text:style-name="P8"/>
      <text:p text:style-name="P9"><text:tab/><text:span text:style-name="T1">[Event exemples] : </text:span><text:a xlink:type="simple" xlink:href="http://www.w3schools.com/js/js_events_examples.asp"><text:span text:style-name="T1">http://www.w3schools.com/js/js_events_examples.asp</text:span></text:a></text:p>
      <text:p text:style-name="P3"/>
      <text:p text:style-name="P2"/>
      <text:p text:style-name="P8"><text:a xlink:type="simple" xlink:href="http://www.sitepoint.com/javascript-this-event-handlers/">http://www.sitepoint.com/javascript-this-event-handlers/</text:a></text:p>
      <text:p text:style-name="P2">REFERENCES</text:p>
      <text:p text:style-name="P2"/>
      <text:p text:style-name="P2">JAVASCRIPT : <text:a xlink:type="simple" xlink:href="https://developer.mozilla.org/fr/docs/Web/JavaScript">https://developer.mozilla.org/fr/docs/Web/JavaScript</text:a></text:p>
      <text:p text:style-name="P2"/>
      <text:p text:style-name="P2">JQUERY : <text:a xlink:type="simple" xlink:href="https://jquery.com/">https://jquery.com/</text:a></text:p>
      <text:p text:style-name="P2"/>
      <text:p text:style-name="P2"/>
      <text:p text:style-name="P10">Aide Mémoire : <text:a xlink:type="simple" xlink:href="https://www.vectorskin.com/">https://www.vectorskin.com</text:a></text:p>
      <text:p text:style-name="P10"/>
      <text:p text:style-name="P10">Grille Compatibilité CSS3  : <text:a xlink:type="simple" xlink:href="http://www.w3schools.com/cssref/css3_browsersupport.asp">http://www.w3schools.com/cssref/css3_browsersupport.asp</text:a></text:p>
      <text:p text:style-name="P10"><text:s/></text:p>
      <text:p text:style-name="P11">HTML Cheat Sheet : <text:a xlink:type="simple" xlink:href="http://www.simplehtmlguide.com/cheatsheet.php">http://www.simplehtmlguide.com/cheatsheet.php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0:26:29.851370000</meta:creation-date>
    <dc:date>2015-09-26T10:46:43.740122000</dc:date>
    <meta:editing-duration>PT11M40S</meta:editing-duration>
    <meta:editing-cycles>3</meta:editing-cycles>
    <meta:generator>LibreOffice/4.2.3.3$MacOSX_x86 LibreOffice_project/882f8a0a489bc99a9e60c7905a60226254cb6ff0</meta:generator>
    <meta:document-statistic meta:table-count="0" meta:image-count="0" meta:object-count="0" meta:page-count="2" meta:paragraph-count="39" meta:word-count="79" meta:character-count="1493" meta:non-whitespace-character-count="1417"/>
  </office:meta>
</office:document-meta>
</file>